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27fd" officeooo:paragraph-rsid="000027fd"/>
    </style:style>
    <style:style style:name="P2" style:family="paragraph" style:parent-style-name="Standard">
      <style:text-properties officeooo:rsid="0000de9b" officeooo:paragraph-rsid="0000de9b"/>
    </style:style>
    <style:style style:name="P3" style:family="paragraph" style:parent-style-name="Standard">
      <style:text-properties officeooo:rsid="0000de9b" officeooo:paragraph-rsid="0003d193"/>
    </style:style>
    <style:style style:name="P4" style:family="paragraph" style:parent-style-name="Standard">
      <style:text-properties officeooo:rsid="0000de9b" officeooo:paragraph-rsid="000da76f"/>
    </style:style>
    <style:style style:name="P5" style:family="paragraph" style:parent-style-name="Standard">
      <style:text-properties officeooo:paragraph-rsid="0003d193"/>
    </style:style>
    <style:style style:name="P6" style:family="paragraph" style:parent-style-name="Standard">
      <style:text-properties officeooo:paragraph-rsid="0000de9b"/>
    </style:style>
    <style:style style:name="P7" style:family="paragraph" style:parent-style-name="Standard">
      <style:text-properties officeooo:rsid="00091610" officeooo:paragraph-rsid="00091610"/>
    </style:style>
    <style:style style:name="P8" style:family="paragraph" style:parent-style-name="Standard">
      <style:text-properties officeooo:rsid="00091610" officeooo:paragraph-rsid="000a8c76"/>
    </style:style>
    <style:style style:name="P9" style:family="paragraph" style:parent-style-name="Standard">
      <style:text-properties officeooo:rsid="00091610" officeooo:paragraph-rsid="000da76f"/>
    </style:style>
    <style:style style:name="P10" style:family="paragraph" style:parent-style-name="Standard">
      <style:text-properties officeooo:rsid="00091610" officeooo:paragraph-rsid="0010c5cf"/>
    </style:style>
    <style:style style:name="P11" style:family="paragraph" style:parent-style-name="Standard">
      <style:text-properties officeooo:rsid="00091610" officeooo:paragraph-rsid="001297fa"/>
    </style:style>
    <style:style style:name="P12" style:family="paragraph" style:parent-style-name="Standard">
      <style:text-properties officeooo:rsid="00091610" officeooo:paragraph-rsid="0017865a"/>
    </style:style>
    <style:style style:name="P13" style:family="paragraph" style:parent-style-name="Standard">
      <style:text-properties officeooo:paragraph-rsid="000b1d25"/>
    </style:style>
    <style:style style:name="P14" style:family="paragraph" style:parent-style-name="Standard">
      <style:text-properties officeooo:paragraph-rsid="000da76f"/>
    </style:style>
    <style:style style:name="P15" style:family="paragraph" style:parent-style-name="Standard">
      <style:text-properties fo:color="#000000" officeooo:paragraph-rsid="003f0dd1"/>
    </style:style>
    <style:style style:name="P16" style:family="paragraph" style:parent-style-name="Standard">
      <style:text-properties fo:color="#000000" officeooo:paragraph-rsid="003d05d6"/>
    </style:style>
    <style:style style:name="P17" style:family="paragraph" style:parent-style-name="Standard">
      <style:text-properties fo:color="#000000" officeooo:rsid="00091610" officeooo:paragraph-rsid="003dfcca"/>
    </style:style>
    <style:style style:name="P18" style:family="paragraph" style:parent-style-name="Standard">
      <style:text-properties fo:color="#000000" officeooo:rsid="00091610" officeooo:paragraph-rsid="003f0dd1"/>
    </style:style>
    <style:style style:name="P19" style:family="paragraph" style:parent-style-name="Standard">
      <style:text-properties officeooo:paragraph-rsid="001d3479"/>
    </style:style>
    <style:style style:name="P20" style:family="paragraph" style:parent-style-name="Standard">
      <style:text-properties officeooo:paragraph-rsid="001d70b7"/>
    </style:style>
    <style:style style:name="P21" style:family="paragraph" style:parent-style-name="Standard">
      <style:text-properties officeooo:paragraph-rsid="001edae7"/>
    </style:style>
    <style:style style:name="P22" style:family="paragraph" style:parent-style-name="Standard">
      <style:text-properties officeooo:rsid="001edae7" officeooo:paragraph-rsid="001edae7"/>
    </style:style>
    <style:style style:name="P23" style:family="paragraph" style:parent-style-name="Standard">
      <style:text-properties officeooo:rsid="001edae7" officeooo:paragraph-rsid="0032fdad"/>
    </style:style>
    <style:style style:name="P24" style:family="paragraph" style:parent-style-name="Standard">
      <style:text-properties officeooo:rsid="001edae7" officeooo:paragraph-rsid="0033c360"/>
    </style:style>
    <style:style style:name="P25" style:family="paragraph" style:parent-style-name="Standard">
      <style:text-properties officeooo:rsid="0021e95d" officeooo:paragraph-rsid="002be481"/>
    </style:style>
    <style:style style:name="P26" style:family="paragraph" style:parent-style-name="Standard">
      <style:text-properties officeooo:paragraph-rsid="0024dbb8"/>
    </style:style>
    <style:style style:name="P27" style:family="paragraph" style:parent-style-name="Standard">
      <style:text-properties officeooo:paragraph-rsid="0028088a"/>
    </style:style>
    <style:style style:name="P28" style:family="paragraph" style:parent-style-name="Standard">
      <style:text-properties officeooo:paragraph-rsid="002be481"/>
    </style:style>
    <style:style style:name="P29" style:family="paragraph" style:parent-style-name="Standard">
      <style:text-properties officeooo:paragraph-rsid="002ccfc9"/>
    </style:style>
    <style:style style:name="P30" style:family="paragraph" style:parent-style-name="Standard">
      <style:text-properties officeooo:paragraph-rsid="0032fdad"/>
    </style:style>
    <style:style style:name="P31" style:family="paragraph" style:parent-style-name="Standard">
      <style:text-properties officeooo:paragraph-rsid="0033c360"/>
    </style:style>
    <style:style style:name="P32" style:family="paragraph" style:parent-style-name="Standard">
      <style:text-properties officeooo:paragraph-rsid="003454db"/>
    </style:style>
    <style:style style:name="P33" style:family="paragraph" style:parent-style-name="Standard">
      <style:text-properties officeooo:paragraph-rsid="0036be53"/>
    </style:style>
    <style:style style:name="P34" style:family="paragraph" style:parent-style-name="Standard">
      <style:text-properties officeooo:paragraph-rsid="0038d143"/>
    </style:style>
    <style:style style:name="P35" style:family="paragraph" style:parent-style-name="Standard">
      <style:text-properties officeooo:paragraph-rsid="0038e186"/>
    </style:style>
    <style:style style:name="P36" style:family="paragraph" style:parent-style-name="Standard">
      <style:text-properties officeooo:paragraph-rsid="0039b909"/>
    </style:style>
    <style:style style:name="P37" style:family="paragraph" style:parent-style-name="Standard">
      <style:text-properties fo:color="#c9211e" officeooo:rsid="000a8c76" officeooo:paragraph-rsid="000a8c76"/>
    </style:style>
    <style:style style:name="P38" style:family="paragraph" style:parent-style-name="Standard">
      <style:text-properties fo:color="#c9211e" officeooo:rsid="0017865a" officeooo:paragraph-rsid="0010c5cf"/>
    </style:style>
    <style:style style:name="P39" style:family="paragraph" style:parent-style-name="Standard">
      <style:text-properties fo:color="#c9211e" officeooo:rsid="001297fa" officeooo:paragraph-rsid="0010c5cf"/>
    </style:style>
    <style:style style:name="P40" style:family="paragraph" style:parent-style-name="Standard">
      <style:text-properties fo:color="#c9211e" officeooo:rsid="000736f6" officeooo:paragraph-rsid="001edae7"/>
    </style:style>
    <style:style style:name="P41" style:family="paragraph" style:parent-style-name="Standard">
      <style:text-properties fo:color="#c9211e" officeooo:rsid="00324a74" officeooo:paragraph-rsid="002ccfc9"/>
    </style:style>
    <style:style style:name="P42" style:family="paragraph" style:parent-style-name="Standard">
      <style:text-properties fo:color="#c9211e" officeooo:rsid="00324a74" officeooo:paragraph-rsid="0032fdad"/>
    </style:style>
    <style:style style:name="P43" style:family="paragraph" style:parent-style-name="Standard">
      <style:text-properties fo:color="#000000" officeooo:rsid="001d70b7" officeooo:paragraph-rsid="001d3479"/>
    </style:style>
    <style:style style:name="P44" style:family="paragraph" style:parent-style-name="Standard">
      <style:text-properties fo:color="#000000" officeooo:rsid="001d70b7" officeooo:paragraph-rsid="001d70b7"/>
    </style:style>
    <style:style style:name="P45" style:family="paragraph" style:parent-style-name="Standard">
      <style:text-properties fo:color="#000000" officeooo:rsid="001d70b7" officeooo:paragraph-rsid="0032fdad"/>
    </style:style>
    <style:style style:name="P46" style:family="paragraph" style:parent-style-name="Standard">
      <style:text-properties fo:color="#000000" officeooo:rsid="000da76f" officeooo:paragraph-rsid="001d70b7"/>
    </style:style>
    <style:style style:name="P47" style:family="paragraph" style:parent-style-name="Standard">
      <style:text-properties fo:color="#000000" officeooo:rsid="000da76f" officeooo:paragraph-rsid="0032fdad"/>
    </style:style>
    <style:style style:name="P48" style:family="paragraph" style:parent-style-name="Standard">
      <style:text-properties fo:color="#000000" officeooo:rsid="001edae7" officeooo:paragraph-rsid="001edae7"/>
    </style:style>
    <style:style style:name="P49" style:family="paragraph" style:parent-style-name="Standard">
      <style:text-properties fo:color="#000000" officeooo:rsid="0021e95d" officeooo:paragraph-rsid="0023b657"/>
    </style:style>
    <style:style style:name="P50" style:family="paragraph" style:parent-style-name="Standard">
      <style:text-properties fo:color="#000000" officeooo:rsid="0021e95d" officeooo:paragraph-rsid="0021e95d"/>
    </style:style>
    <style:style style:name="P51" style:family="paragraph" style:parent-style-name="Standard">
      <style:text-properties fo:color="#000000" officeooo:rsid="002ccfc9" officeooo:paragraph-rsid="002ccfc9"/>
    </style:style>
    <style:style style:name="P52" style:family="paragraph" style:parent-style-name="Standard">
      <style:text-properties fo:color="#000000" officeooo:rsid="0033c360" officeooo:paragraph-rsid="0036be53"/>
    </style:style>
    <style:style style:name="P53" style:family="paragraph" style:parent-style-name="Standard">
      <style:text-properties fo:color="#000000" officeooo:rsid="0033c360" officeooo:paragraph-rsid="0038e186"/>
    </style:style>
    <style:style style:name="P54" style:family="paragraph" style:parent-style-name="Standard">
      <style:text-properties fo:color="#000000" officeooo:rsid="003d05d6" officeooo:paragraph-rsid="0038e186"/>
    </style:style>
    <style:style style:name="P55" style:family="paragraph" style:parent-style-name="Standard">
      <style:text-properties officeooo:rsid="0000de9b" officeooo:paragraph-rsid="0000de9b"/>
    </style:style>
    <style:style style:name="P56" style:family="paragraph" style:parent-style-name="Standard">
      <style:text-properties officeooo:rsid="00411abe" officeooo:paragraph-rsid="00411abe"/>
    </style:style>
    <style:style style:name="T1" style:family="text">
      <style:text-properties officeooo:rsid="0003d193"/>
    </style:style>
    <style:style style:name="T2" style:family="text">
      <style:text-properties officeooo:rsid="0000de9b"/>
    </style:style>
    <style:style style:name="T3" style:family="text">
      <style:text-properties officeooo:rsid="000736f6"/>
    </style:style>
    <style:style style:name="T4" style:family="text">
      <style:text-properties officeooo:rsid="00091610"/>
    </style:style>
    <style:style style:name="T5" style:family="text">
      <style:text-properties officeooo:rsid="000a8c76"/>
    </style:style>
    <style:style style:name="T6" style:family="text">
      <style:text-properties fo:color="#c9211e" officeooo:rsid="000a8c76"/>
    </style:style>
    <style:style style:name="T7" style:family="text">
      <style:text-properties fo:color="#c9211e" officeooo:rsid="000b1d25"/>
    </style:style>
    <style:style style:name="T8" style:family="text">
      <style:text-properties fo:color="#c9211e" officeooo:rsid="0010c5cf"/>
    </style:style>
    <style:style style:name="T9" style:family="text">
      <style:text-properties fo:color="#c9211e" officeooo:rsid="001297fa"/>
    </style:style>
    <style:style style:name="T10" style:family="text">
      <style:text-properties fo:color="#c9211e" officeooo:rsid="0003d193"/>
    </style:style>
    <style:style style:name="T11" style:family="text">
      <style:text-properties fo:color="#c9211e" officeooo:rsid="000da76f"/>
    </style:style>
    <style:style style:name="T12" style:family="text">
      <style:text-properties fo:color="#c9211e" officeooo:rsid="000736f6"/>
    </style:style>
    <style:style style:name="T13" style:family="text">
      <style:text-properties fo:color="#c9211e" officeooo:rsid="0017865a"/>
    </style:style>
    <style:style style:name="T14" style:family="text">
      <style:text-properties fo:color="#c9211e" officeooo:rsid="00180b98"/>
    </style:style>
    <style:style style:name="T15" style:family="text">
      <style:text-properties fo:color="#c9211e" officeooo:rsid="002ed15c"/>
    </style:style>
    <style:style style:name="T16" style:family="text">
      <style:text-properties fo:color="#c9211e" officeooo:rsid="00324a74"/>
    </style:style>
    <style:style style:name="T17" style:family="text">
      <style:text-properties fo:color="#c9211e" officeooo:rsid="0033c360"/>
    </style:style>
    <style:style style:name="T18" style:family="text">
      <style:text-properties fo:color="#c9211e" officeooo:rsid="00389e01"/>
    </style:style>
    <style:style style:name="T19" style:family="text">
      <style:text-properties officeooo:rsid="000b1d25"/>
    </style:style>
    <style:style style:name="T20" style:family="text">
      <style:text-properties officeooo:rsid="000da76f"/>
    </style:style>
    <style:style style:name="T21" style:family="text">
      <style:text-properties officeooo:rsid="000fa025"/>
    </style:style>
    <style:style style:name="T22" style:family="text">
      <style:text-properties officeooo:rsid="0010c5cf"/>
    </style:style>
    <style:style style:name="T23" style:family="text">
      <style:text-properties officeooo:rsid="001297fa"/>
    </style:style>
    <style:style style:name="T24" style:family="text">
      <style:text-properties officeooo:rsid="0019eb39"/>
    </style:style>
    <style:style style:name="T25" style:family="text">
      <style:text-properties fo:color="#000000"/>
    </style:style>
    <style:style style:name="T26" style:family="text">
      <style:text-properties fo:color="#000000" officeooo:rsid="001297fa"/>
    </style:style>
    <style:style style:name="T27" style:family="text">
      <style:text-properties fo:color="#000000" officeooo:rsid="001d3479"/>
    </style:style>
    <style:style style:name="T28" style:family="text">
      <style:text-properties fo:color="#000000" officeooo:rsid="0003d193"/>
    </style:style>
    <style:style style:name="T29" style:family="text">
      <style:text-properties fo:color="#000000" officeooo:rsid="0019eb39"/>
    </style:style>
    <style:style style:name="T30" style:family="text">
      <style:text-properties fo:color="#000000" officeooo:rsid="001d70b7"/>
    </style:style>
    <style:style style:name="T31" style:family="text">
      <style:text-properties fo:color="#000000" officeooo:rsid="000736f6"/>
    </style:style>
    <style:style style:name="T32" style:family="text">
      <style:text-properties fo:color="#000000" officeooo:rsid="0000de9b"/>
    </style:style>
    <style:style style:name="T33" style:family="text">
      <style:text-properties fo:color="#000000" officeooo:rsid="000da76f"/>
    </style:style>
    <style:style style:name="T34" style:family="text">
      <style:text-properties fo:color="#000000" officeooo:rsid="0023b657"/>
    </style:style>
    <style:style style:name="T35" style:family="text">
      <style:text-properties fo:color="#000000" officeooo:rsid="0024dbb8"/>
    </style:style>
    <style:style style:name="T36" style:family="text">
      <style:text-properties fo:color="#000000" officeooo:rsid="0021e95d"/>
    </style:style>
    <style:style style:name="T37" style:family="text">
      <style:text-properties fo:color="#000000" officeooo:rsid="00261943"/>
    </style:style>
    <style:style style:name="T38" style:family="text">
      <style:text-properties fo:color="#000000" officeooo:rsid="0028088a"/>
    </style:style>
    <style:style style:name="T39" style:family="text">
      <style:text-properties fo:color="#000000" officeooo:rsid="00293086"/>
    </style:style>
    <style:style style:name="T40" style:family="text">
      <style:text-properties fo:color="#000000" officeooo:rsid="002be481"/>
    </style:style>
    <style:style style:name="T41" style:family="text">
      <style:text-properties fo:color="#000000" officeooo:rsid="002ccfc9"/>
    </style:style>
    <style:style style:name="T42" style:family="text">
      <style:text-properties fo:color="#000000" officeooo:rsid="002d10eb"/>
    </style:style>
    <style:style style:name="T43" style:family="text">
      <style:text-properties fo:color="#000000" officeooo:rsid="002df43f"/>
    </style:style>
    <style:style style:name="T44" style:family="text">
      <style:text-properties fo:color="#000000" officeooo:rsid="0030255f"/>
    </style:style>
    <style:style style:name="T45" style:family="text">
      <style:text-properties fo:color="#000000" officeooo:rsid="0033c360"/>
    </style:style>
    <style:style style:name="T46" style:family="text">
      <style:text-properties fo:color="#000000" officeooo:rsid="003454db"/>
    </style:style>
    <style:style style:name="T47" style:family="text">
      <style:text-properties fo:color="#000000" officeooo:rsid="00352cf2"/>
    </style:style>
    <style:style style:name="T48" style:family="text">
      <style:text-properties fo:color="#000000" officeooo:rsid="0036be53"/>
    </style:style>
    <style:style style:name="T49" style:family="text">
      <style:text-properties fo:color="#000000" officeooo:rsid="0038e186"/>
    </style:style>
    <style:style style:name="T50" style:family="text">
      <style:text-properties fo:color="#000000" officeooo:rsid="003d05d6"/>
    </style:style>
    <style:style style:name="T51" style:family="text">
      <style:text-properties officeooo:rsid="003d05d6"/>
    </style:style>
    <style:style style:name="T52" style:family="text">
      <style:text-properties officeooo:rsid="003dfcca"/>
    </style:style>
    <style:style style:name="T53" style:family="text">
      <style:text-properties officeooo:rsid="003f0dd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022年06月24日09:35:20 </text:p>
      <text:p text:style-name="P1"/>
      <text:p text:style-name="P1">1. 大鹏的设备，前面板，在的话，不会触发休眠。</text:p>
      <text:p text:style-name="P1"/>
      <text:p text:style-name="P1"/>
      <text:p text:style-name="P2">2. 大鹏的项目问题排查。</text:p>
      <text:p text:style-name="P2"/>
      <text:p text:style-name="P3">设备<text:span text:style-name="T1">1: DVT3 ,飞线接HP，5V电源。统一固件</text:span><text:span text:style-name="T24">，测试不同龙讯hex</text:span></text:p>
      <text:p text:style-name="P3"/>
      <text:p text:style-name="P3"/>
      <text:p text:style-name="P3"/>
      <text:p text:style-name="P6"><text:span text:style-name="T2">（</text:span><text:span text:style-name="T1">1</text:span><text:span text:style-name="T2">）首次升级</text:span><text:span text:style-name="T1">，需要重启设备。需手动重启</text:span><text:span text:style-name="T20">。</text:span></text:p>
      <text:p text:style-name="P2">LontiumFirmwareUpdate:Lontium chip firmware update finished, please reboot</text:p>
      <text:p text:style-name="P2"><text:s/>DisplayCtllerSetup:DisplayController open failed!</text:p>
      <text:p text:style-name="P2">DisplayControllerThread:--&gt;DisplayController thread: start error!<text:line-break/></text:p>
      <text:p text:style-name="P56">龙讯芯片，节点打开失败，考虑注册之前是否需要加延时。</text:p>
      <text:p text:style-name="P2"/>
      <text:p text:style-name="P5"><text:span text:style-name="T2">（</text:span><text:span text:style-name="T1">2</text:span><text:span text:style-name="T2">）龙讯</text:span><text:span text:style-name="T1">hex： </text:span><text:span text:style-name="T3">5月7号</text:span><text:span text:style-name="T1"> <text:s text:c="4"/></text:span><text:span text:style-name="T2">诠视 固件： </text:span><text:span text:style-name="T3">6月7号 名称 <text:s/>20220607_TEMP_DVT3</text:span></text:p>
      <text:p text:style-name="P5">去掉<text:span text:style-name="T4">3314的背光。</text:span></text:p>
      <text:p text:style-name="P5">现象<text:span text:style-name="T3">：首次升级，无法正常启动，</text:span><text:span text:style-name="T12">重新插拔后正常点亮。</text:span></text:p>
      <text:p text:style-name="P7">测试1：重复上电<text:span text:style-name="T5">，5次，正常点亮。</text:span></text:p>
      <text:p text:style-name="P8">出现一次<text:span text:style-name="T5">，30s左右，断开重连接的现象。第一次日志没有异常，</text:span></text:p>
      <text:p text:style-name="P12"><text:span text:style-name="T6">第二次龙讯设备重启了。MIPI重新连接。（INTB 1→0 . – &gt;1）, 上电后1分钟内容易出现，后面不会再出现</text:span><text:span text:style-name="T7">。屏幕会有闪黑条，大概2s/次的频率。不会每次</text:span><text:span text:style-name="T13">都出现。</text:span></text:p>
      <text:p text:style-name="P11"><text:span text:style-name="T7">上电</text:span><text:span text:style-name="T8">有滴滴的声音</text:span><text:span text:style-name="T9">。</text:span></text:p>
      <text:p text:style-name="P37"/>
      <text:p text:style-name="P13"><text:span text:style-name="T2">（</text:span><text:span text:style-name="T1">2</text:span><text:span text:style-name="T2">）龙讯</text:span><text:span text:style-name="T1">hex：LT7911UX_U2_DP_TO_MIPI_DSI_DSC_1920×3664_NVdirectmode_V2.C_20220617_90HZ+72HZ_Switch_19% <text:s text:c="4"/></text:span></text:p>
      <text:p text:style-name="P13"><text:span text:style-name="T2">诠视 固件：</text:span><text:span text:style-name="T3"> <text:s/>20220622_DPVR_DVT</text:span></text:p>
      <text:p text:style-name="P13"/>
      <text:p text:style-name="P14"><text:span text:style-name="T2">（</text:span><text:span text:style-name="T1">1</text:span><text:span text:style-name="T2">）首次升级</text:span><text:span text:style-name="T1">，需要重启设备。</text:span><text:span text:style-name="T10">自动重启</text:span><text:span text:style-name="T11">了。</text:span></text:p>
      <text:p text:style-name="P4"/>
      <text:p text:style-name="P4"/>
      <text:p text:style-name="P14">现象<text:span text:style-name="T3">：首次升级，自动启动</text:span><text:span text:style-name="T21">，</text:span><text:span text:style-name="T3">。</text:span></text:p>
      <text:p text:style-name="P9">测试1：重复上电<text:span text:style-name="T5">，5次，正常点亮。</text:span></text:p>
      <text:p text:style-name="P9">出现一次<text:span text:style-name="T5">，30s左右，断开重连接的现象。第一次日志没有异常，</text:span></text:p>
      <text:p text:style-name="P10"><text:span text:style-name="T6">第二次龙讯设备重启了。MIPI重新连接。（INTB 1→0 . – &gt;1）, 上电后1分钟内容易出现，后面不会再出现</text:span><text:span text:style-name="T7">。屏幕会有闪黑条，频率降低。不会每次</text:span><text:span text:style-name="T13">都出现。</text:span></text:p>
      <text:p text:style-name="P38"/>
      <text:p text:style-name="P10"><text:span text:style-name="T13">出现两</text:span><text:span text:style-name="T14">次，USB软重启的现象。</text:span></text:p>
      <text:p text:style-name="P10"><text:span text:style-name="T7">上电</text:span><text:span text:style-name="T8">有滴滴的声音</text:span><text:span text:style-name="T9">。</text:span></text:p>
      <text:p text:style-name="P39"/>
      <text:p text:style-name="P39"/>
      <text:p text:style-name="P39"/>
      <text:p text:style-name="P39"><text:soft-page-break/></text:p>
      <text:p text:style-name="P39"/>
      <text:p text:style-name="P39"/>
      <text:p text:style-name="P39"/>
      <text:p text:style-name="P39"/>
      <text:p text:style-name="P19"><text:span text:style-name="T26">设备</text:span><text:span text:style-name="T27">2</text:span><text:span text:style-name="T28">: DVT3 ,飞线接HP，5V电源。统一固件</text:span><text:span text:style-name="T29">，测试不同龙讯hex</text:span><text:span text:style-name="T30">。</text:span></text:p>
      <text:p text:style-name="P43"/>
      <text:p text:style-name="P43"/>
      <text:p text:style-name="P20"><text:span text:style-name="T30">设备初始状态，使用</text:span><text:span text:style-name="T31"> 20220622_DPVR_DVT</text:span><text:span text:style-name="T30">，龙讯6月16号，没有VSYNC,没有TE信号。</text:span></text:p>
      <text:p text:style-name="P44"/>
      <text:p text:style-name="P20"><text:span text:style-name="T30">----</text:span><text:span text:style-name="T44">1</text:span></text:p>
      <text:p text:style-name="P44">升级：</text:p>
      <text:p text:style-name="P20"><text:span text:style-name="T32">（</text:span><text:span text:style-name="T28">1</text:span><text:span text:style-name="T32">）首次升级</text:span><text:span text:style-name="T28">，需要重启设备。需手动重启</text:span><text:span text:style-name="T33">。</text:span></text:p>
      <text:p text:style-name="P46"/>
      <text:p text:style-name="P46"/>
      <text:p text:style-name="P21"><text:span text:style-name="T1">2</text:span><text:span text:style-name="T2">）龙讯</text:span><text:span text:style-name="T1">hex： </text:span><text:span text:style-name="T3">5月7号</text:span><text:span text:style-name="T1"> <text:s text:c="4"/></text:span><text:span text:style-name="T2">诠视 固件： </text:span><text:span text:style-name="T3">6月7号 名称 <text:s/>20220607_TEMP_DVT3</text:span></text:p>
      <text:p text:style-name="P21">去掉<text:span text:style-name="T4">3314的背光。</text:span></text:p>
      <text:p text:style-name="P21"><text:span text:style-name="T33">现象</text:span><text:span text:style-name="T31">：首次升级，无法正常启动，</text:span><text:span text:style-name="T12">重新插拔后正常点亮。</text:span></text:p>
      <text:p text:style-name="P40"/>
      <text:p text:style-name="P21"><text:span text:style-name="T12">测试1：重复上电</text:span><text:span text:style-name="T6">，</text:span><text:span text:style-name="T15">10</text:span><text:span text:style-name="T6">次</text:span></text:p>
      <text:p text:style-name="P22"><text:span text:style-name="T12">1</text:span><text:span text:style-name="T25">次USB重启，没有闪黑条。</text:span></text:p>
      <text:p text:style-name="P48">2次正常点亮，没有闪黑条，</text:p>
      <text:p text:style-name="P49">3次正常点亮，没有闪黑条，</text:p>
      <text:p text:style-name="P25"><text:span text:style-name="T25">4</text:span><text:span text:style-name="T35">次</text:span><text:span text:style-name="T25">点亮</text:span><text:span text:style-name="T35">后，USB</text:span><text:span text:style-name="T25">出现重启异常，</text:span><text:span text:style-name="T39">没有点亮</text:span><text:span text:style-name="T25">，端口无法通讯，设备有扩展屏幕，分辨率 1920 x 3664 ，89hz</text:span><text:span text:style-name="T34">，vsync ,te正常。（上</text:span><text:span text:style-name="T40">电后没有打开日志</text:span><text:span text:style-name="T34">）</text:span></text:p>
      <text:p text:style-name="P50">5 次正常点亮，没有闪黑条，</text:p>
      <text:p text:style-name="P26"><text:span text:style-name="T37">6</text:span><text:span text:style-name="T36">次正常点亮，没有闪黑条，</text:span></text:p>
      <text:p text:style-name="P28"><text:span text:style-name="T35">7</text:span><text:span text:style-name="T36"> </text:span><text:span text:style-name="T35">次</text:span><text:span text:style-name="T36">点亮</text:span><text:span text:style-name="T35">后，USB</text:span><text:span text:style-name="T36">出现重启异常，</text:span><text:span text:style-name="T39">没有点亮</text:span><text:span text:style-name="T36">，端口无法通讯，设备有扩展屏幕，分辨率 1920 x 3664 ，89hz</text:span><text:span text:style-name="T34">，vsync ,te正常。（上</text:span><text:span text:style-name="T40">电后没有打开日志</text:span><text:span text:style-name="T34">）</text:span></text:p>
      <text:p text:style-name="P27"><text:span text:style-name="T38">8</text:span><text:span text:style-name="T36"> </text:span><text:span text:style-name="T35">次</text:span><text:span text:style-name="T36">点亮</text:span><text:span text:style-name="T35">后，USB</text:span><text:span text:style-name="T36">出现重启异常</text:span><text:span text:style-name="T39">，没有点亮</text:span><text:span text:style-name="T36">，端口无法通讯，设备有扩展屏幕，分辨率 1920 x 3664 ，89hz</text:span><text:span text:style-name="T34">，vsync ,te正常。（上</text:span><text:span text:style-name="T40">电后没有打开日志</text:span><text:span text:style-name="T42">，判断是CDroom的切换。导致异常</text:span><text:span text:style-name="T43">。</text:span><text:span text:style-name="T34">）</text:span></text:p>
      <text:p text:style-name="P28"><text:span text:style-name="T40">9</text:span><text:span text:style-name="T36">次正常点亮，没有闪黑条，上电</text:span><text:span text:style-name="T41">后打开USB获取日志。</text:span></text:p>
      <text:p text:style-name="P29"><text:span text:style-name="T41">10</text:span><text:span text:style-name="T36">次正常点亮，没有闪黑条，上电</text:span><text:span text:style-name="T41">后打开USB获取日志。</text:span></text:p>
      <text:p text:style-name="P51"/>
      <text:p text:style-name="P51"/>
      <text:p text:style-name="P5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text:soft-page-break/></text:p>
      <text:p text:style-name="P41"/>
      <text:p text:style-name="P41"/>
      <text:p text:style-name="P30"><text:span text:style-name="T41">-----</text:span><text:span text:style-name="T44">2</text:span></text:p>
      <text:p text:style-name="P45">升级：</text:p>
      <text:p text:style-name="P30"><text:span text:style-name="T32">（</text:span><text:span text:style-name="T28">1</text:span><text:span text:style-name="T32">）首次升级</text:span><text:span text:style-name="T28">，自动升级</text:span><text:span text:style-name="T33">。</text:span></text:p>
      <text:p text:style-name="P47"/>
      <text:p text:style-name="P47"/>
      <text:p text:style-name="P30"><text:span text:style-name="T2">（</text:span><text:span text:style-name="T1">2</text:span><text:span text:style-name="T2">）龙讯</text:span><text:span text:style-name="T1">hex：LT7911UX_U2_DP_TO_MIPI_DSI_DSC_1920×3664_NVdirectmode_V2.C_20220617_90HZ+72HZ_Switch_19% <text:s text:c="4"/></text:span></text:p>
      <text:p text:style-name="P30"><text:span text:style-name="T2">诠视 固件：</text:span><text:span text:style-name="T3"> <text:s/>20220622_DPVR_DVT</text:span></text:p>
      <text:p text:style-name="P30"/>
      <text:p text:style-name="P30"/>
      <text:p text:style-name="P23"><text:span text:style-name="T33">现象</text:span><text:span text:style-name="T31">：首次升级，</text:span><text:span text:style-name="T12">自动重启</text:span><text:span text:style-name="T16">，USB重启，重启后遇到电脑崩溃的问题。</text:span></text:p>
      <text:p text:style-name="P42"/>
      <text:p text:style-name="P42"/>
      <text:p text:style-name="P24"><text:span text:style-name="T12">测试1：重复上电</text:span><text:span text:style-name="T6">，</text:span><text:span text:style-name="T17">5次，上电不获取日志。</text:span></text:p>
      <text:p text:style-name="P31"><text:span text:style-name="T45">1</text:span><text:span text:style-name="T35">次</text:span><text:span text:style-name="T45">点亮</text:span><text:span text:style-name="T35">后，</text:span><text:span text:style-name="T45">30s内</text:span><text:span text:style-name="T35">USB</text:span><text:span text:style-name="T45">出现重启，重启正常点亮。</text:span></text:p>
      <text:p text:style-name="P31"><text:span text:style-name="T45">2</text:span><text:span text:style-name="T35">次</text:span><text:span text:style-name="T45">点亮</text:span><text:span text:style-name="T35">后，</text:span><text:span text:style-name="T45">30s内</text:span><text:span text:style-name="T35">USB</text:span><text:span text:style-name="T45">出现重启，重启正常点亮。</text:span></text:p>
      <text:p text:style-name="P31"><text:span text:style-name="T45">3</text:span><text:span text:style-name="T35">次</text:span><text:span text:style-name="T45">点亮</text:span><text:span text:style-name="T35">后，</text:span><text:span text:style-name="T45">30s内</text:span><text:span text:style-name="T35">USB</text:span><text:span text:style-name="T45">出现重启，重启正常点亮。</text:span></text:p>
      <text:p text:style-name="P32"><text:span text:style-name="T47">4</text:span><text:span text:style-name="T35">次</text:span><text:span text:style-name="T45">点亮</text:span><text:span text:style-name="T35">后，</text:span><text:span text:style-name="T45">30s内</text:span><text:span text:style-name="T35">USB</text:span><text:span text:style-name="T45">出现重启，重启没有正常点亮。检测</text:span><text:span text:style-name="T46">到没有VSYNC,没有te信号，复位龙讯芯片，正常点亮。</text:span></text:p>
      <text:p text:style-name="P33"><text:span text:style-name="T48">5</text:span><text:span text:style-name="T35">次</text:span><text:span text:style-name="T45">点亮</text:span><text:span text:style-name="T35">后，</text:span><text:span text:style-name="T45">30s内</text:span><text:span text:style-name="T35">USB</text:span><text:span text:style-name="T45">出现重启，重启正常点亮。</text:span></text:p>
      <text:p text:style-name="P52"/>
      <text:p text:style-name="P52"/>
      <text:p text:style-name="P34"><text:span text:style-name="T12">测试</text:span><text:span text:style-name="T18">2</text:span><text:span text:style-name="T12">：重复上电</text:span><text:span text:style-name="T6">，</text:span><text:span text:style-name="T17">5次，上电获取日志。</text:span></text:p>
      <text:p text:style-name="P34"><text:span text:style-name="T45">1</text:span><text:span text:style-name="T35">次</text:span><text:span text:style-name="T45">点亮</text:span><text:span text:style-name="T35">后，</text:span><text:span text:style-name="T45">正常点亮。</text:span></text:p>
      <text:p text:style-name="P35"><text:span text:style-name="T49">2</text:span><text:span text:style-name="T35">次</text:span><text:span text:style-name="T45">点亮</text:span><text:span text:style-name="T35">后，</text:span><text:span text:style-name="T45">正常点亮。</text:span></text:p>
      <text:p text:style-name="P35"><text:span text:style-name="T49">3</text:span><text:span text:style-name="T35">次</text:span><text:span text:style-name="T45">点亮</text:span><text:span text:style-name="T35">后，</text:span><text:span text:style-name="T45">正常点亮。</text:span></text:p>
      <text:p text:style-name="P36"><text:span text:style-name="T49">4</text:span><text:span text:style-name="T35">次</text:span><text:span text:style-name="T45">点亮</text:span><text:span text:style-name="T35">后，</text:span><text:span text:style-name="T45">正常点亮。</text:span></text:p>
      <text:p text:style-name="P36"><text:span text:style-name="T49">4</text:span><text:span text:style-name="T35">次</text:span><text:span text:style-name="T45">点亮</text:span><text:span text:style-name="T35">后，</text:span><text:span text:style-name="T45">正常点亮。</text:span></text:p>
      <text:p text:style-name="P53"/>
      <text:p text:style-name="P53"/>
      <text:p text:style-name="P53"/>
      <text:p text:style-name="P53"/>
      <text:p text:style-name="P53"/>
      <text:p text:style-name="P35"><text:span text:style-name="T26">剩余</text:span><text:span text:style-name="T50">3台设备，无端口，目前判断芯片烧坏，需要硬件检测维修。</text:span></text:p>
      <text:p text:style-name="P54"/>
      <text:p text:style-name="P54"/>
      <text:p text:style-name="P54"/>
      <text:p text:style-name="P54"/>
      <text:p text:style-name="P54">测试结论</text:p>
      <text:p text:style-name="P54">（1）存在设备，首次升级，存在节点打开失败的问题。--诠视定位</text:p>
      <text:p text:style-name="P15"><text:span text:style-name="T51">（2）</text:span><text:span text:style-name="T19">上电</text:span><text:span text:style-name="T52">设备1，</text:span><text:span text:style-name="T51">龙讯芯片，开机起来，会有偶现MIPI重新断开再连接的问题。Intb 0 --&gt;1 --&gt;0 <text:s/>-→1，龙讯定位。</text:span></text:p>
      <text:p text:style-name="P16"><text:soft-page-break/><text:span text:style-name="T51">（3）上电设备</text:span><text:span text:style-name="T53">2，</text:span><text:span text:style-name="T51">30s检测不到HID USB 重启切换到CD-ROM，</text:span><text:span text:style-name="T53">有概率</text:span><text:span text:style-name="T51">会导致程序卡住。--诠视定位</text:span></text:p>
      <text:p text:style-name="P17"><text:span text:style-name="T19">（</text:span><text:span text:style-name="T52">4</text:span><text:span text:style-name="T19">）上电</text:span><text:span text:style-name="T52">设备1，</text:span><text:span text:style-name="T22">滴滴的声音</text:span><text:span text:style-name="T23">。</text:span><text:span text:style-name="T51">--诠视定位</text:span></text:p>
      <text:p text:style-name="P18"><text:span text:style-name="T51">（</text:span><text:span text:style-name="T52">5</text:span><text:span text:style-name="T51">）</text:span><text:span text:style-name="T19">上电</text:span><text:span text:style-name="T52">设备1，有概率闪黑条的</text:span><text:span text:style-name="T22">现象</text:span><text:span text:style-name="T23">。</text:span><text:span text:style-name="T51">--诠视</text:span><text:span text:style-name="T53">+</text:span><text:span text:style-name="T51">龙讯定位。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4T09:35:14.219201281</meta:creation-date>
    <dc:date>2022-06-29T09:26:08.357439841</dc:date>
    <meta:editing-duration>PT14H50M58S</meta:editing-duration>
    <meta:editing-cycles>49</meta:editing-cycles>
    <meta:generator>LibreOffice/6.4.7.2$Linux_X86_64 LibreOffice_project/40$Build-2</meta:generator>
    <meta:document-statistic meta:table-count="0" meta:image-count="0" meta:object-count="0" meta:page-count="4" meta:paragraph-count="69" meta:word-count="1419" meta:character-count="2136" meta:non-whitespace-character-count="2042"/>
  </office:meta>
</office:document-meta>
</file>